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entury Gothic" svg:font-family="'Century Gothic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656565" loext:opacity="100%" style:font-name="Century Gothic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0.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656565" loext:opacity="100%" style:font-name="Century Gothic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656565" loext:opacity="100%" style:font-name="Century Gothic" fo:font-size="10.5pt" fo:letter-spacing="normal" fo:font-style="normal" fo:font-weight="normal"/>
    </style:style>
    <style:style style:name="T2" style:family="text">
      <style:text-properties fo:font-variant="normal" fo:text-transform="none" fo:color="#ff6600" loext:opacity="100%" style:text-line-through-style="none" style:text-line-through-type="none" style:font-name="Century Gothic" fo:font-size="10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da disciplina</text:p>
      <text:p text:style-name="P3">Uma rede de lojas que vende laptops, desktops e impressoras possui um sistema capaz de controlar a venda de todas as lojas da rede. Os computadores (laptops e desktops) possuem informação sobre o nome do fabricante, o tipo de processador e o tamanho das memórias RAM e HD.</text:p>
      <text:p text:style-name="P3">Os laptops possuem ainda informação sobre o tamanho da tela. Já as impressoras podem ser a jato de tinta ou a laser e multifuncionais ou não. Todos os produtos possuem um preço associado que independente da unidade. Com base na especificação dos itens que o cliente quer comprar, a loja cadastra os pedidos do cliente, após verificar a disponibilidade em estoque destes itens.</text:p>
      <text:p text:style-name="P3">O pedido do cliente identifica os itens que o cliente irá comprar na loja.</text:p>
      <text:p text:style-name="P3">Construa uma aplicação web utilizando PHP como linguagem de programação que realize:</text:p>
      <text:p text:style-name="P3">a)   Cadastro de dispositivos (laptops e desktops) com as características de cada um deles;</text:p>
      <text:p text:style-name="P3">b)   Uma consulta em tela de preço de venda do dispositivo, com a indicação da quantidade de estoque;</text:p>
      <text:p text:style-name="P3">c)    A realização da venda de um produto a um determinado cliente.</text:p>
      <text:p text:style-name="P3">Este projeto deverá conter as seguintes fases bem identificadas:</text:p>
      <text:p text:style-name="P1">Etapa 01 (2 pontos)</text:p>
      <text:p text:style-name="P4"><text:span text:style-name="T1">a)   Análise de Viabilidade do projeto (utilizando </text:span><text:a xlink:type="simple" xlink:href="https://ctead.ifpa.edu.br/ava/mod/url/view.php?id=9821" text:style-name="Internet_20_link" text:visited-style-name="Visited_20_Internet_20_Link"><text:span text:style-name="T2">Mapa Mental</text:span></text:a><text:span text:style-name="T1">);</text:span></text:p>
      <text:p text:style-name="P4"><text:span text:style-name="T1">b)   Levantamento de Requisitos (utilizando </text:span><text:a xlink:type="simple" xlink:href="https://ctead.ifpa.edu.br/ava/mod/url/view.php?id=9821" text:style-name="Internet_20_link" text:visited-style-name="Visited_20_Internet_20_Link"><text:span text:style-name="T2">Mapa Mental</text:span></text:a><text:span text:style-name="T1">);</text:span></text:p>
      <text:p text:style-name="P3">c)    Análise de Requisitos com o diagrama de casos de uso</text:p>
      <text:p text:style-name="P3">d)   Projeto de Interface;</text:p>
      <text:p text:style-name="P3">e) Publicação de todo o conteúdo no github;</text:p>
      <text:p text:style-name="P1">Etapa 02 (2 pontos)</text:p>
      <text:p text:style-name="P3">a)   Construção das Interfaces em um projeto de programação web, utilizando recursos estudados no curso;</text:p>
      <text:p text:style-name="P3">b)   Publicação do projeto no github;</text:p>
      <text:p text:style-name="P1">Etapa 03(2 pontos)</text:p>
      <text:p text:style-name="P3">a)   Construção de todo o backend do projeto utilizando recursos estudados no curso.</text:p>
      <text:p text:style-name="P3">b)   Publicação do projeto no github;</text:p>
      <text:p text:style-name="P3">c)    Vídeo com a apresentação básica do projet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entury Gothic" svg:font-family="'Century Gothic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09:23:22.071000000</meta:creation-date>
    <dc:date>2020-09-30T10:43:37.963000000</dc:date>
    <meta:editing-duration>PT1H10M5S</meta:editing-duration>
    <meta:editing-cycles>1</meta:editing-cycles>
    <meta:document-statistic meta:table-count="0" meta:image-count="0" meta:object-count="0" meta:page-count="1" meta:paragraph-count="22" meta:word-count="291" meta:character-count="1764" meta:non-whitespace-character-count="1468"/>
    <meta:generator>LibreOffice/7.0.1.2$Windows_X86_64 LibreOffice_project/7cbcfc562f6eb6708b5ff7d7397325de9e764452</meta:generator>
  </office:meta>
</office:document-meta>
</file>